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75cm" fo:min-width="3.4cm"/>
    </style:style>
    <style:style style:name="gr2" style:family="graphic" style:parent-style-name="objectwithoutfill">
      <style:graphic-properties draw:stroke="dash" draw:stroke-dash="Fine_20_Dashed" draw:fill="none" draw:textarea-vertical-align="middl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6.45cm" fo:min-width="1.1cm"/>
    </style:style>
    <style:style style:name="gr4" style:family="graphic" style:parent-style-name="objectwithoutfill">
      <style:graphic-properties draw:marker-end="Arrow" draw:fill="none" draw:textarea-vertical-align="middle"/>
    </style:style>
    <style:style style:name="gr5" style:family="graphic" style:parent-style-name="objectwithoutfill">
      <style:graphic-properties draw:marker-end="Arrow" draw:fill="none" draw:textarea-vertical-align="middl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5.35cm" fo:min-width="1.1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3.85cm" fo:min-width="1.1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4.45cm" fo:min-width="1.1cm"/>
    </style:style>
    <style:style style:name="gr9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g>
          <draw:custom-shape draw:style-name="gr1" draw:text-style-name="P1" draw:layer="layout" svg:width="3.9cm" svg:height="1cm" svg:x="1cm" svg:y="1cm">
            <text:p text:style-name="P1">Actor</text:p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2.8cm" svg:y1="2cm" svg:x2="2.8cm" svg:y2="19.6cm">
            <text:p/>
          </draw:line>
        </draw:g>
        <draw:g>
          <draw:custom-shape draw:style-name="gr1" draw:text-style-name="P1" draw:layer="layout" svg:width="3.9cm" svg:height="1cm" svg:x="14.9cm" svg:y="1cm">
            <text:p text:style-name="P1">BodenDurchsichtig</text:p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16.7cm" svg:y1="2cm" svg:x2="16.7cm" svg:y2="19.6cm">
            <text:p/>
          </draw:line>
        </draw:g>
        <draw:g>
          <draw:custom-shape draw:style-name="gr1" draw:text-style-name="P1" draw:layer="layout" svg:width="3.9cm" svg:height="1cm" svg:x="8cm" svg:y="1cm">
            <text:p text:style-name="P1">Flugzeug</text:p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9.8cm" svg:y1="2cm" svg:x2="9.8cm" svg:y2="19.6cm">
            <text:p/>
          </draw:line>
        </draw:g>
        <draw:g>
          <draw:custom-shape draw:style-name="gr1" draw:text-style-name="P1" draw:layer="layout" svg:width="3.9cm" svg:height="1cm" svg:x="21.7cm" svg:y="1cm">
            <text:p text:style-name="P1">Boden</text:p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23.5cm" svg:y1="2cm" svg:x2="23.5cm" svg:y2="19.6cm">
            <text:p/>
          </draw:line>
        </draw:g>
        <draw:g>
          <draw:custom-shape draw:style-name="gr3" draw:text-style-name="P3" draw:layer="layout" svg:width="1.6cm" svg:height="6.7cm" svg:x="2cm" svg:y="2.8cm">
            <text:p/>
            <draw:enhanced-geometry svg:viewBox="0 0 21600 21600" draw:type="rectangle" draw:enhanced-path="M 0 0 L 21600 0 21600 21600 0 21600 0 0 Z N"/>
          </draw:custom-shape>
          <draw:line draw:style-name="gr4" draw:text-style-name="P2" draw:layer="layout" svg:x1="3.7cm" svg:y1="3.3cm" svg:x2="8.8cm" svg:y2="3.3cm">
            <text:p text:style-name="P1">links</text:p>
          </draw:line>
          <draw:line draw:style-name="gr5" draw:text-style-name="P2" draw:layer="layout" svg:x1="8.9cm" svg:y1="8.9cm" svg:x2="3.6cm" svg:y2="8.9cm">
            <text:p/>
          </draw:line>
        </draw:g>
        <draw:g>
          <draw:custom-shape draw:style-name="gr6" draw:text-style-name="P3" draw:layer="layout" svg:width="1.6cm" svg:height="5.6cm" svg:x="8.9cm" svg:y="3.4cm">
            <text:p/>
            <draw:enhanced-geometry svg:viewBox="0 0 21600 21600" draw:type="rectangle" draw:enhanced-path="M 0 0 L 21600 0 21600 21600 0 21600 0 0 Z N"/>
          </draw:custom-shape>
          <draw:line draw:style-name="gr4" draw:text-style-name="P2" draw:layer="layout" svg:x1="10.6cm" svg:y1="3.818cm" svg:x2="15.7cm" svg:y2="3.818cm">
            <text:p text:style-name="P1">setRotation(getRotation()+1)</text:p>
          </draw:line>
          <draw:line draw:style-name="gr5" draw:text-style-name="P2" draw:layer="layout" svg:x1="15.8cm" svg:y1="8.499cm" svg:x2="10.5cm" svg:y2="8.499cm">
            <text:p/>
          </draw:line>
        </draw:g>
        <draw:g>
          <draw:custom-shape draw:style-name="gr7" draw:text-style-name="P3" draw:layer="layout" svg:width="1.6cm" svg:height="4.1cm" svg:x="22.7cm" svg:y="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3" draw:layer="layout" svg:width="1.6cm" svg:height="4.7cm" svg:x="15.8cm" svg:y="3.8cm">
            <text:p/>
            <draw:enhanced-geometry svg:viewBox="0 0 21600 21600" draw:type="rectangle" draw:enhanced-path="M 0 0 L 21600 0 21600 21600 0 21600 0 0 Z N"/>
          </draw:custom-shape>
          <draw:line draw:style-name="gr4" draw:text-style-name="P2" draw:layer="layout" svg:x1="17.5cm" svg:y1="4.151cm" svg:x2="22.6cm" svg:y2="4.151cm">
            <text:p text:style-name="P1">setLocation()</text:p>
          </draw:line>
          <draw:line draw:style-name="gr5" draw:text-style-name="P2" draw:layer="layout" svg:x1="22.7cm" svg:y1="8.08cm" svg:x2="17.4cm" svg:y2="8.08cm">
            <text:p/>
          </draw:line>
        </draw:g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Standard" style:page-layout-name="PM1" draw:style-name="Mdp1"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6T11:18:21.295000000</meta:creation-date>
    <meta:generator>LibreOffice/5.1.6.2$Windows_x86 LibreOffice_project/07ac168c60a517dba0f0d7bc7540f5afa45f0909</meta:generator>
    <dc:date>2018-07-02T10:02:48.845000000</dc:date>
    <meta:editing-duration>PT14M7S</meta:editing-duration>
    <meta:editing-cycles>6</meta:editing-cycles>
    <meta:document-statistic meta:object-count="44"/>
  </office:meta>
</office:document-meta>
</file>